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Nimbus Sans" officeooo:rsid="001768f5" officeooo:paragraph-rsid="001768f5"/>
    </style:style>
    <style:style style:name="P2" style:family="paragraph" style:parent-style-name="Standard">
      <style:text-properties style:font-name="Nimbus Sans" officeooo:rsid="001768f5" officeooo:paragraph-rsid="0019556c"/>
    </style:style>
    <style:style style:name="P3" style:family="paragraph" style:parent-style-name="Standard">
      <style:text-properties style:font-name="Nimbus Sans" officeooo:rsid="0019556c" officeooo:paragraph-rsid="0019556c"/>
    </style:style>
    <style:style style:name="P4" style:family="paragraph" style:parent-style-name="Standard">
      <style:paragraph-properties fo:text-align="center" style:justify-single-word="false"/>
      <style:text-properties style:font-name="Nimbus Sans" fo:font-size="14pt" fo:font-weight="bold" officeooo:rsid="001768f5" officeooo:paragraph-rsid="001768f5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Nimbus Sans" officeooo:rsid="001768f5" officeooo:paragraph-rsid="001768f5"/>
    </style:style>
    <style:style style:name="P6" style:family="paragraph" style:parent-style-name="Standard" style:list-style-name="L2">
      <style:text-properties style:font-name="Nimbus Sans" officeooo:rsid="001768f5" officeooo:paragraph-rsid="001768f5"/>
    </style:style>
    <style:style style:name="P7" style:family="paragraph" style:parent-style-name="Standard" style:list-style-name="L3">
      <style:text-properties style:font-name="Nimbus Sans" officeooo:rsid="0019556c" officeooo:paragraph-rsid="0019556c"/>
    </style:style>
    <style:style style:name="T1" style:family="text">
      <style:text-properties fo:background-color="#ff80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2a6099" loext:char-shading-value="0"/>
    </style:style>
    <style:style style:name="T4" style:family="text">
      <style:text-properties fo:background-color="#666666" loext:char-shading-value="0"/>
    </style:style>
    <style:style style:name="T5" style:family="text">
      <style:text-properties fo:background-color="#55308d" loext:char-shading-value="0"/>
    </style:style>
    <style:style style:name="T6" style:family="text">
      <style:text-properties fo:background-color="#55308d" loext:char-shading-value="0"/>
    </style:style>
    <style:style style:name="T7" style:family="text">
      <style:text-properties fo:background-color="#7b3d00" loext:char-shading-value="0"/>
    </style:style>
    <style:style style:name="T8" style:family="text">
      <style:text-properties fo:background-color="#00a933" loext:char-shading-value="0"/>
    </style:style>
    <style:style style:name="T9" style:family="text">
      <style:text-properties fo:background-color="#00a933" loext:char-shading-value="0"/>
    </style:style>
    <style:style style:name="T10" style:family="text">
      <style:text-properties fo:background-color="#000000" loext:char-shading-value="0"/>
    </style:style>
    <style:style style:name="T11" style:family="text">
      <style:text-properties fo:background-color="#000000" loext:char-shading-value="0"/>
    </style:style>
    <style:style style:name="T12" style:family="text">
      <style:text-properties officeooo:rsid="0019556c"/>
    </style:style>
    <style:style style:name="T13" style:family="text">
      <style:text-properties officeooo:rsid="001974d3"/>
    </style:style>
    <style:style style:name="T14" style:family="text">
      <style:text-properties officeooo:rsid="001cfaf7"/>
    </style:style>
    <style:style style:name="T15" style:family="text">
      <style:text-properties fo:background-color="#ff4000" loext:char-shading-value="0"/>
    </style:style>
    <style:style style:name="T16" style:family="text">
      <style:text-properties fo:background-color="#ff4000" loext:char-shading-value="0"/>
    </style:style>
    <style:style style:name="T17" style:family="text">
      <style:text-properties fo:background-color="#ea7500" loext:char-shading-value="0"/>
    </style:style>
    <style:style style:name="T18" style:family="text">
      <style:text-properties officeooo:rsid="001d2409"/>
    </style:style>
    <style:style style:name="T19" style:family="text">
      <style:text-properties fo:background-color="#ffffff" loext:char-shading-value="0"/>
    </style:style>
    <style:style style:name="T20" style:family="text">
      <style:text-properties fo:background-color="#ffffff" loext:char-shading-value="0"/>
    </style:style>
    <style:style style:name="T21" style:family="text">
      <style:text-properties fo:background-color="#ffb66c" loext:char-shading-value="0"/>
    </style:style>
    <style:style style:name="T22" style:family="text">
      <style:text-properties fo:background-color="#ffb66c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IN e COLLEGAMENTI</text:p>
      <text:p text:style-name="P1"/>
      <text:p text:style-name="P1">----- pin a cui sono collegati i fine corsa -----</text:p>
      <text:list xml:id="list154032803" text:style-name="L1">
        <text:list-item>
          <text:p text:style-name="P5">GPIO 15 <text:span text:style-name="T13">(2)</text:span> (<text:span text:style-name="T1"> <text:s text:c="3"/></text:span>) → fine corsa z basso</text:p>
        </text:list-item>
        <text:list-item>
          <text:p text:style-name="P5">GPIO 14 <text:span text:style-name="T13">(3)</text:span> (<text:span text:style-name="T2"> <text:s text:c="3"/></text:span>) → fine corsa y alto (lontano dal motore)</text:p>
        </text:list-item>
        <text:list-item>
          <text:p text:style-name="P5">GPIO 13 <text:span text:style-name="T13">(4) </text:span>(<text:span text:style-name="T3"> <text:s text:c="3"/></text:span>) → fine corsa y basso (vicino dal motore)</text:p>
        </text:list-item>
        <text:list-item>
          <text:p text:style-name="P5">GPIO 12 <text:span text:style-name="T13">(17) </text:span>(<text:span text:style-name="T4"> <text:s text:c="3"/></text:span>) → fine corsa x destra (rispetto al motore y)</text:p>
        </text:list-item>
        <text:list-item>
          <text:p text:style-name="P5">GPIO 11 <text:span text:style-name="T13">(27)</text:span>(<text:span text:style-name="T5"> <text:s text:c="3"/></text:span>) → fine corsa x sinistra (rispetto al motore y)</text:p>
        </text:list-item>
        <text:list-item>
          <text:p text:style-name="P5">GPIO 10 <text:span text:style-name="T13">(22)</text:span>( <text:s text:c="3"/>) → fine corsa z alto</text:p>
        </text:list-item>
      </text:list>
      <text:p text:style-name="P1">------------------------------------------------------</text:p>
      <text:p text:style-name="P1"/>
      <text:p text:style-name="P1"/>
      <text:p text:style-name="P1">----- pin a cui sono collegati i motori -----</text:p>
      <text:list xml:id="list2312474301" text:style-name="L2">
        <text:list-item>
          <text:p text:style-name="P6">GPIO 0 <text:span text:style-name="T13">(10) </text:span>(<text:span text:style-name="T2"> <text:s text:c="3"/></text:span>) → ESC3 – giallo <text:span text:style-name="T12">(PUL) </text:span></text:p>
        </text:list-item>
        <text:list-item>
          <text:p text:style-name="P6">GPIO 1 <text:span text:style-name="T13">(9) </text:span>(<text:span text:style-name="T4"> <text:s text:c="3"/></text:span>) → ESC4 – nero <text:span text:style-name="T12">(DIR)</text:span></text:p>
        </text:list-item>
        <text:list-item>
          <text:p text:style-name="P6">GPIO 2 <text:span text:style-name="T13">(11) </text:span>(<text:span text:style-name="T22"> <text:s text:c="3"/></text:span>) → ESC4 – giallo <text:span text:style-name="T12">(PUL) <text:s/></text:span></text:p>
        </text:list-item>
        <text:list-item>
          <text:p text:style-name="P6">GPIO 3 <text:span text:style-name="T13">(5) </text:span>(<text:span text:style-name="T17"> <text:s text:c="3"/></text:span>) → ESC2 – giallo <text:span text:style-name="T12">(PUL) </text:span></text:p>
        </text:list-item>
        <text:list-item>
          <text:p text:style-name="P6">GPIO 4 <text:span text:style-name="T13">(6) </text:span>(<text:span text:style-name="T20"> <text:s text:c="3"/></text:span>) → ESC1 – nero <text:span text:style-name="T12">(DIR) </text:span></text:p>
        </text:list-item>
        <text:list-item>
          <text:p text:style-name="P6">GPIO 5 <text:span text:style-name="T13">(13) </text:span>(<text:span text:style-name="T9"> <text:s text:c="3"/></text:span>) → ESC3 – nero <text:span text:style-name="T12">(DIR) </text:span></text:p>
        </text:list-item>
        <text:list-item>
          <text:p text:style-name="P6">GPIO 6 <text:span text:style-name="T13">(19) </text:span>(<text:span text:style-name="T6"> <text:s text:c="3"/></text:span>) → ESC2 – nero <text:span text:style-name="T12">(DIR) </text:span></text:p>
        </text:list-item>
        <text:list-item>
          <text:p text:style-name="P6">GPIO 7 <text:span text:style-name="T13">(26)</text:span>(<text:span text:style-name="T11"> <text:s text:c="3"/></text:span>) → ESC1 – giallo <text:span text:style-name="T12">(PUL) </text:span></text:p>
        </text:list-item>
      </text:list>
      <text:p text:style-name="P2">------------------------------------------------------</text:p>
      <text:p text:style-name="P2"/>
      <text:p text:style-name="P2">----- <text:span text:style-name="T12">esc</text:span> a cui sono collegati i motori -----</text:p>
      <text:list xml:id="list3524982390" text:style-name="L3">
        <text:list-item>
          <text:p text:style-name="P7">ESC1 → motore y</text:p>
        </text:list-item>
        <text:list-item>
          <text:p text:style-name="P7">ESC2 → motore x</text:p>
        </text:list-item>
        <text:list-item>
          <text:p text:style-name="P7">ESC3 → motore z destra</text:p>
        </text:list-item>
        <text:list-item>
          <text:p text:style-name="P7">ESC4 → motore z sinsitra</text:p>
        </text:list-item>
      </text:list>
      <text:p text:style-name="P3">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1:21:34.080497837</meta:creation-date>
    <dc:date>2022-01-22T16:45:33.092825100</dc:date>
    <meta:editing-duration>PT30M20S</meta:editing-duration>
    <meta:editing-cycles>3</meta:editing-cycles>
    <meta:generator>LibreOffice/7.1.8.1$Linux_X86_64 LibreOffice_project/10$Build-1</meta:generator>
    <meta:document-statistic meta:table-count="0" meta:image-count="0" meta:object-count="0" meta:page-count="1" meta:paragraph-count="25" meta:word-count="213" meta:character-count="1051" meta:non-whitespace-character-count="823"/>
  </office:meta>
</office:document-meta>
</file>